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elvetica Neue" svg:font-family="'Helvetica Neue', Helvetica, Arial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Default">
      <style:paragraph-properties fo:text-align="justify" style:justify-single-word="false"/>
      <style:text-properties officeooo:rsid="0017b597" officeooo:paragraph-rsid="0017b597"/>
    </style:style>
    <style:style style:name="P2" style:family="paragraph" style:parent-style-name="Standard">
      <style:paragraph-properties fo:text-align="justify" style:justify-single-word="false"/>
      <style:text-properties officeooo:rsid="0017b597" officeooo:paragraph-rsid="0017b597"/>
    </style:style>
    <style:style style:name="P3" style:family="paragraph" style:parent-style-name="Standard">
      <style:paragraph-properties fo:text-align="justify" style:justify-single-word="false"/>
      <style:text-properties officeooo:rsid="001b36fd" officeooo:paragraph-rsid="001b36fd"/>
    </style:style>
    <style:style style:name="P4" style:family="paragraph" style:parent-style-name="Standard">
      <style:paragraph-properties fo:text-align="justify" style:justify-single-word="false"/>
      <style:text-properties officeooo:rsid="001bd076" officeooo:paragraph-rsid="001bd076"/>
    </style:style>
    <style:style style:name="P5" style:family="paragraph" style:parent-style-name="Standard">
      <style:text-properties officeooo:paragraph-rsid="001972da"/>
    </style:style>
    <style:style style:name="P6" style:family="paragraph" style:parent-style-name="Standard">
      <style:text-properties officeooo:paragraph-rsid="001dd87c"/>
    </style:style>
    <style:style style:name="P7" style:family="paragraph" style:parent-style-name="Default">
      <style:text-properties fo:color="#fdac0d" loext:opacity="100%" fo:font-size="15.5pt" fo:font-weight="bold" style:font-size-asian="15.5pt" style:font-weight-asian="bold"/>
    </style:style>
    <style:style style:name="P8" style:family="paragraph" style:parent-style-name="Default">
      <style:paragraph-properties fo:text-align="justify" style:justify-single-word="false"/>
      <style:text-properties fo:color="#7e797e" loext:opacity="100%" style:text-line-through-style="none" style:text-line-through-type="none" fo:font-size="9.5pt" style:text-underline-style="none" fo:font-weight="normal" officeooo:rsid="0017b597" officeooo:paragraph-rsid="001f58aa" style:font-size-asian="9.5pt" style:font-weight-asian="normal"/>
    </style:style>
    <style:style style:name="P9" style:family="paragraph" style:parent-style-name="Standard">
      <style:text-properties fo:color="#7e797e" loext:opacity="100%" style:text-line-through-style="none" style:text-line-through-type="none" fo:font-size="9.5pt" style:text-underline-style="none" fo:font-weight="bold" style:font-size-asian="9.5pt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7e797e" loext:opacity="100%" style:text-line-through-style="none" style:text-line-through-type="none" fo:font-size="9.5pt" style:text-underline-style="none" fo:font-weight="bold" officeooo:rsid="0017b597" officeooo:paragraph-rsid="0017b597" style:font-size-asian="9.5pt" style:font-weight-asian="bold" style:font-weight-complex="bold"/>
    </style:style>
    <style:style style:name="P11" style:family="paragraph" style:parent-style-name="Standard">
      <style:text-properties fo:color="#7e797e" loext:opacity="100%" style:text-line-through-style="none" style:text-line-through-type="none" fo:font-size="9.5pt" style:text-underline-style="none" fo:font-weight="normal" style:font-size-asian="9.5pt" style:font-weight-asian="normal"/>
    </style:style>
    <style:style style:name="P12" style:family="paragraph" style:parent-style-name="Standard">
      <style:text-properties fo:color="#7e797e" loext:opacity="100%" style:text-line-through-style="none" style:text-line-through-type="none" fo:font-size="9.5pt" style:text-underline-style="none" fo:font-weight="normal" officeooo:rsid="0017b597" officeooo:paragraph-rsid="0017b597" style:font-size-asian="9.5pt" style:font-weight-asian="normal"/>
    </style:style>
    <style:style style:name="P13" style:family="paragraph" style:parent-style-name="Standard">
      <style:paragraph-properties fo:text-align="justify" style:justify-single-word="false"/>
      <style:text-properties fo:color="#7e797e" loext:opacity="100%" style:text-line-through-style="none" style:text-line-through-type="none" fo:font-size="9.5pt" style:text-underline-style="none" fo:font-weight="normal" officeooo:rsid="001972da" officeooo:paragraph-rsid="0017b597" style:font-size-asian="9.5pt" style:font-weight-asian="normal"/>
    </style:style>
    <style:style style:name="P14" style:family="paragraph" style:parent-style-name="Standard">
      <style:text-properties fo:color="#7e797e" loext:opacity="100%" style:text-line-through-style="none" style:text-line-through-type="none" fo:font-size="9.5pt" style:text-underline-style="none" fo:font-weight="normal" officeooo:rsid="001972da" officeooo:paragraph-rsid="0017b597" style:font-size-asian="9.5pt" style:font-weight-asian="normal"/>
    </style:style>
    <style:style style:name="P15" style:family="paragraph" style:parent-style-name="Standard">
      <style:text-properties fo:color="#7e797e" loext:opacity="100%" style:text-line-through-style="none" style:text-line-through-type="none" fo:font-size="9.5pt" style:text-underline-style="none" fo:font-weight="normal" officeooo:rsid="001972da" officeooo:paragraph-rsid="001972da" style:font-size-asian="9.5pt" style:font-weight-asian="normal"/>
    </style:style>
    <style:style style:name="P16" style:family="paragraph" style:parent-style-name="Standard">
      <style:paragraph-properties fo:text-align="justify" style:justify-single-word="false"/>
      <style:text-properties fo:color="#7e797e" loext:opacity="100%" style:text-line-through-style="none" style:text-line-through-type="none" fo:font-size="9.5pt" style:text-underline-style="none" fo:font-weight="normal" officeooo:rsid="001bd076" officeooo:paragraph-rsid="001b36fd" style:font-size-asian="9.5pt" style:font-weight-asian="normal"/>
    </style:style>
    <style:style style:name="P17" style:family="paragraph" style:parent-style-name="Standard">
      <style:text-properties fo:color="#7e797e" loext:opacity="100%" style:text-line-through-style="none" style:text-line-through-type="none" fo:font-size="9.5pt" style:text-underline-style="none" fo:font-weight="normal" officeooo:rsid="001f58aa" officeooo:paragraph-rsid="001f58aa" style:font-size-asian="9.5pt" style:font-weight-asian="normal"/>
    </style:style>
    <style:style style:name="T1" style:family="text">
      <style:text-properties fo:color="#fdac0d" loext:opacity="100%" fo:font-size="15.5pt" fo:font-weight="bold" style:font-size-asian="15.5pt" style:font-weight-asian="bold"/>
    </style:style>
    <style:style style:name="T2" style:family="text">
      <style:text-properties fo:color="#fdac0d" loext:opacity="100%" fo:font-size="15.5pt" fo:font-weight="bold" officeooo:rsid="001972da" style:font-size-asian="15.5pt" style:font-weight-asian="bold"/>
    </style:style>
    <style:style style:name="T3" style:family="text">
      <style:text-properties fo:color="#fdac0d" loext:opacity="100%" fo:font-size="15.5pt" fo:font-weight="bold" officeooo:rsid="001f58aa" style:font-size-asian="15.5pt" style:font-weight-asian="bold"/>
    </style:style>
    <style:style style:name="T4" style:family="text">
      <style:text-properties fo:color="#fdac0d" loext:opacity="100%" style:text-line-through-style="none" style:text-line-through-type="none" fo:font-size="15.5pt" style:text-underline-style="none" fo:font-weight="bold" officeooo:rsid="001972da" style:font-size-asian="15.5pt" style:font-weight-asian="bold"/>
    </style:style>
    <style:style style:name="T5" style:family="text">
      <style:text-properties fo:color="#7e797e" loext:opacity="100%" style:text-line-through-style="none" style:text-line-through-type="none" fo:font-size="9.5pt" style:text-underline-style="none" fo:font-weight="normal" style:font-size-asian="9.5pt" style:font-weight-asian="normal"/>
    </style:style>
    <style:style style:name="T6" style:family="text">
      <style:text-properties fo:color="#7e797e" loext:opacity="100%" style:text-line-through-style="none" style:text-line-through-type="none" fo:font-size="9.5pt" style:text-underline-style="none" fo:font-weight="normal" officeooo:rsid="001972da" style:font-size-asian="9.5pt" style:font-weight-asian="normal"/>
    </style:style>
    <style:style style:name="T7" style:family="text">
      <style:text-properties fo:color="#7e797e" loext:opacity="100%" style:text-line-through-style="none" style:text-line-through-type="none" fo:font-size="9.5pt" style:text-underline-style="none" fo:font-weight="normal" officeooo:rsid="0019877c" style:font-size-asian="9.5pt" style:font-weight-asian="normal"/>
    </style:style>
    <style:style style:name="T8" style:family="text">
      <style:text-properties fo:color="#7e797e" loext:opacity="100%" style:text-line-through-style="none" style:text-line-through-type="none" fo:font-size="9.5pt" style:text-underline-style="none" fo:font-weight="normal" officeooo:rsid="001ba1fe" style:font-size-asian="9.5pt" style:font-weight-asian="normal"/>
    </style:style>
    <style:style style:name="T9" style:family="text">
      <style:text-properties fo:color="#7e797e" loext:opacity="100%" style:text-line-through-style="none" style:text-line-through-type="none" fo:font-size="9.5pt" style:text-underline-style="none" fo:font-weight="normal" officeooo:rsid="001bd076" style:font-size-asian="9.5pt" style:font-weight-asian="normal"/>
    </style:style>
    <style:style style:name="T10" style:family="text">
      <style:text-properties fo:color="#7e797e" loext:opacity="100%" style:text-line-through-style="none" style:text-line-through-type="none" fo:font-size="9.5pt" style:text-underline-style="none" fo:font-weight="normal" officeooo:rsid="001c32d1" style:font-size-asian="9.5pt" style:font-weight-asian="normal"/>
    </style:style>
    <style:style style:name="T11" style:family="text">
      <style:text-properties fo:color="#7e797e" loext:opacity="100%" style:text-line-through-style="none" style:text-line-through-type="none" fo:font-size="9.5pt" style:text-underline-style="none" fo:font-weight="normal" officeooo:rsid="0020f5b5" style:font-size-asian="9.5pt" style:font-weight-asian="normal"/>
    </style:style>
    <style:style style:name="T12" style:family="text">
      <style:text-properties fo:color="#7e797e" loext:opacity="100%" style:text-line-through-style="none" style:text-line-through-type="none" fo:font-size="9.5pt" style:text-underline-style="none" fo:font-weight="bold" style:font-size-asian="9.5pt" style:font-weight-asian="bold" style:font-weight-complex="bold"/>
    </style:style>
    <style:style style:name="T13" style:family="text">
      <style:text-properties fo:color="#7e797e" loext:opacity="100%" style:text-line-through-style="none" style:text-line-through-type="none" fo:font-size="9.5pt" style:text-underline-style="none" fo:font-weight="bold" officeooo:rsid="001972da" style:font-size-asian="9.5pt" style:font-weight-asian="bold" style:font-weight-complex="bold"/>
    </style:style>
    <style:style style:name="T14" style:family="text">
      <style:text-properties fo:font-variant="normal" fo:text-transform="none" fo:color="#00007f" loext:opacity="100%" style:text-line-through-style="none" style:text-line-through-type="none" style:font-name="Helvetica Neue" fo:font-size="10pt" fo:letter-spacing="normal" fo:font-style="normal" style:text-underline-style="none" fo:font-weight="normal" officeooo:rsid="001972da" style:font-size-asian="9.5pt" style:font-weight-asian="normal"/>
    </style:style>
    <style:style style:name="T15" style:family="text">
      <style:text-properties fo:font-variant="normal" fo:text-transform="none" fo:color="#00007f" loext:opacity="100%" style:font-name="Helvetica Neue" fo:font-size="10pt" fo:letter-spacing="normal" fo:font-style="normal" fo:font-weight="normal"/>
    </style:style>
    <style:style style:name="T16" style:family="text">
      <style:text-properties fo:font-variant="normal" fo:text-transform="none" fo:color="#00007f" loext:opacity="100%" style:font-name="Helvetica Neue" fo:font-size="10pt" fo:letter-spacing="normal" fo:font-style="normal" fo:font-weight="normal" officeooo:rsid="001dd87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2431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7">Questão 1 </text:p>
      <text:p text:style-name="P9">O que você entende por arquitetura MVC? </text:p>
      <text:p text:style-name="P11"/>
      <text:p text:style-name="P2"><text:span text:style-name="T5">R = </text:span><text:span text:style-name="T12">MVC</text:span><text:span text:style-name="T5">, é uma sigla usada para descrever o Padrão de Arquitetura de Sofware, baseado em 3 camadas, Model, View e Controler, quem é bom português significa Modelo, Visão e Controle. Tem por objetivo facilitar o desenvolvimento de software, deixando cada camada com suas responsabilidades, gerando um padrão de desenvolvimento que facilita o entendimento, a manutenção e por consequência a longevidade e uma maior facilidade na evolução/correção do código, mesmo em meio a tendência natural para a complexidade do algoritmo existente em todo e qualquer sistema. Nessa abordagem </text:span><text:span text:style-name="T10">cada</text:span><text:span text:style-name="T5"> camada tem suas funções específicas que são:</text:span></text:p>
      <text:p text:style-name="P12"/>
      <text:p text:style-name="P2"><text:span text:style-name="T5">- </text:span><text:span text:style-name="T12">Model ou Modelo</text:span><text:span text:style-name="T5"> – é onde ficam as regras de negócio, o business intelligence, a parte relativa a como deve funcionar o sistema em si para dar ao usuário as respostas e informações dentro do padrão que ele precisa para tomar suas decisões;</text:span></text:p>
      <text:p text:style-name="P2"><text:span text:style-name="T5">- </text:span><text:span text:style-name="T12">Controler </text:span><text:span text:style-name="T13">ou controlador</text:span><text:span text:style-name="T6"> – é uma camada responsável pela mediação, pelo controle entre as outras duas camadas (Model e View), permitindo a comunicação segura e padronizada entre as partes;</text:span></text:p>
      <text:p text:style-name="P2"><text:span text:style-name="T6">- </text:span><text:span text:style-name="T13">View ou visão</text:span><text:span text:style-name="T6"> – é a camada mais “visível” para o usuário final, já que enquanto as demais trabalham de forma transparente, está envia dados para as outras e retorna o resultado para ser exibido ao usuário, </text:span><text:span text:style-name="T7">onde qual informação foi dado entrada e qual retornou ao usuário do sistema</text:span><text:span text:style-name="T6">;</text:span></text:p>
      <text:p text:style-name="P13"/>
      <text:p text:style-name="P13"/>
      <text:p text:style-name="P13"/>
      <text:p text:style-name="P1"><text:span text:style-name="T4">Quest</text:span><text:span text:style-name="T1">ão 2 </text:span></text:p>
      <text:p text:style-name="P10">Escolha um padrão de projeto e escreva seu conceito, objetivo e um cenário de uso. </text:p>
      <text:p text:style-name="P13"/>
      <text:p text:style-name="P3"><text:span text:style-name="T6">R </text:span><text:span text:style-name="T5">= </text:span><text:span text:style-name="T8">O padrão de projeto escolhido foi o Facade, pronunciado por alguns da forma literal como se escreve e </text:span><text:span text:style-name="T9">por </text:span><text:span text:style-name="T8">outros substituindo o </text:span><text:span text:style-name="T10">C</text:span><text:span text:style-name="T8"> por </text:span><text:span text:style-name="T10">Ç</text:span><text:span text:style-name="T8">, ficando Façade. </text:span><text:span text:style-name="T9">N</text:span><text:span text:style-name="T8">as minhas pesquisas ambas as pronúncias são consideradas corretas. Mas indo ao ponto, este padrão de projeto visa encapsular (criar uma fachada mais simples) em uma única ação, objeto, evento, </text:span><text:span text:style-name="T10">que representa ou substitui </text:span><text:span text:style-name="T8">um conjunto maior e </text:span><text:span text:style-name="T10">mais </text:span><text:span text:style-name="T8">complexo de sub-rotinas visando facilitar a execução de determinada </text:span><text:span text:style-name="T9">tarefa.</text:span></text:p>
      <text:p text:style-name="P16"/>
      <text:p text:style-name="P4"><text:span text:style-name="T9">A</text:span><text:span text:style-name="T5">credito que na prática um bom exemplo </text:span><text:span text:style-name="T11">de aplicação desse padrão</text:span><text:span text:style-name="T5"> seria a emissão de documento fiscal, como uma NF-e por exemplo, quem em vez de você acessar várias sub-rotinas diretamente tais como, GerarXML, ValidarXML, AssinarXML, EnviarXML, etc… , você poderia simplificar criando apenas uma rotina que encapsulasse as demais chamando-a por exemplo, de EnviarNFe, e a partir desta todas as outras seriam tratadas.</text:span></text:p>
      <text:p text:style-name="P14"/>
      <text:p text:style-name="P15"/>
      <text:p text:style-name="P15"/>
      <text:p text:style-name="P8"><text:span text:style-name="T2">Quest</text:span><text:span text:style-name="T1">ão </text:span><text:span text:style-name="T3">3</text:span></text:p>
      <text:p text:style-name="P15"/>
      <text:p text:style-name="P15"/>
      <text:p text:style-name="P17">A resposta a questão 3 está na subpasta com o nome “<text:span text:style-name="T17">Desafio TOTVS</text:span>”, onde procuro atender a demanda solicitada <text:span text:style-name="T18">usando apenas os componentes da própria IDE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5"><text:span text:style-name="Emphasis"><text:span text:style-name="T14">"É melhor se arrepender de um erro tentando acertar, </text:span></text:span><text:span text:style-name="Emphasis"><text:span text:style-name="T15">do que se lastimar de nunca ter tentado!"</text:span></text:span></text:p>
      <text:p text:style-name="P6"><text:span text:style-name="Emphasis"><text:span text:style-name="T16">(Franklin Cantanhede)</text:span></text:span></text:p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elvetica Neue" svg:font-family="'Helvetica Neue', Helvetica, Arial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" style:family="paragraph">
      <style:paragraph-properties fo:text-align="start" style:justify-single-word="false"/>
      <style:text-properties fo:color="#000000" loext:opacity="100%" style:font-name="Tahoma" fo:font-family="Tahoma" style:font-family-generic="roman" style:font-pitch="variable" fo:font-size="12pt" style:font-size-asian="12p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jorye</meta:initial-creator>
    <meta:creation-date>2024-07-15T11:30:00</meta:creation-date>
    <dc:date>2024-09-09T03:49:16.682000000</dc:date>
    <meta:editing-duration>PT20M12S</meta:editing-duration>
    <meta:editing-cycles>10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14" meta:word-count="434" meta:character-count="2656" meta:non-whitespace-character-count="2229"/>
  </office:meta>
</office:document-meta>
</file>